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line-height="0.1665in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5" style:family="paragraph" style:parent-style-name="Standard">
      <style:paragraph-properties fo:line-height="0.278in"/>
      <style:text-properties fo:color="#000000" style:font-name="ArialMT" fo:font-size="10pt" fo:font-weight="normal" style:font-size-asian="10pt" style:font-weight-asian="normal"/>
    </style:style>
    <style:style style:name="P6" style:family="paragraph" style:parent-style-name="Standard">
      <style:paragraph-properties fo:line-height="0.278in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9" style:family="paragraph" style:parent-style-name="Standard">
      <style:paragraph-properties fo:line-height="0.278in"/>
      <style:text-properties fo:color="#000000" style:font-name="ArialMT" fo:font-size="10pt" fo:font-weight="bold" style:font-size-asian="10pt" style:font-weight-asian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62in" style:type="center"/>
          <style:tab-stop style:position="5.1252in" style:type="center"/>
        </style:tab-stops>
      </style:paragraph-properties>
      <style:text-properties fo:color="#000000" style:font-name="ArialMT" fo:font-size="10pt" fo:font-weight="bold" style:font-size-asian="10pt" style:font-weight-asian="bold"/>
    </style:style>
    <style:style style:name="P11" style:family="paragraph" style:parent-style-name="Standard">
      <style:text-properties fo:color="#000000" style:font-name="ArialMT" fo:font-size="8pt" fo:font-weight="normal" style:font-size-asian="8pt" style:font-weight-asian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1665in"/>
        </style:tab-stops>
      </style:paragraph-properties>
      <style:text-properties fo:color="#000000" style:font-name="ArialMT" fo:font-size="8pt" fo:font-weight="normal" style:font-size-asian="8pt" style:font-weight-asian="normal"/>
    </style:style>
    <style:style style:name="P13" style:family="paragraph" style:parent-style-name="Standard">
      <style:text-properties fo:color="#000000" style:font-name="ArialMT" fo:font-size="8pt" fo:font-weight="bold" style:font-size-asian="8pt" style:font-weight-asian="bold"/>
    </style:style>
    <style:style style:name="P14" style:family="paragraph" style:parent-style-name="Standard">
      <style:text-properties fo:color="#000000" style:font-name="Helvetica" fo:font-size="8pt" fo:font-weight="normal" style:font-size-asian="8pt" style:font-weight-asian="normal"/>
    </style:style>
    <style:style style:name="P15" style:family="paragraph" style:parent-style-name="Standard">
      <style:paragraph-properties fo:line-height="200%">
        <style:tab-stops>
          <style:tab-stop style:position="0.9862in" style:type="center"/>
          <style:tab-stop style:position="5.1252in" style:type="center"/>
        </style:tab-stops>
      </style:paragraph-properties>
    </style:style>
    <style:style style:name="P16" style:family="paragraph" style:parent-style-name="Standard">
      <style:paragraph-properties fo:line-height="200%" fo:text-align="justify" style:justify-single-word="false">
        <style:tab-stops>
          <style:tab-stop style:position="0.9862in" style:type="center"/>
          <style:tab-stop style:position="5.1252in" style:type="center"/>
        </style:tab-stops>
      </style:paragraph-properties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ArialMT" fo:font-size="8pt" fo:font-weight="normal" style:font-size-asian="8pt" style:font-weight-asian="normal"/>
    </style:style>
    <style:style style:name="P19" style:family="paragraph" style:parent-style-name="Standard">
      <style:paragraph-properties fo:margin-left="0in" fo:margin-right="-0.0043in" fo:text-indent="0in" style:auto-text-indent="false"/>
      <style:text-properties fo:color="#000000" style:font-name="ArialMT" fo:font-size="10pt" fo:font-weight="normal" style:font-size-asian="10pt" style:font-weight-asian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0pt" fo:font-weight="bold" style:font-size-asian="10pt" style:font-weight-asian="bold"/>
    </style:style>
    <style:style style:name="T1" style:family="text">
      <style:text-properties fo:color="#000000" style:font-name="ArialMT" fo:font-size="10pt" fo:font-weight="bold" style:font-size-asian="10pt" style:font-weight-asian="bold"/>
    </style:style>
    <style:style style:name="T2" style:family="text">
      <style:text-properties fo:color="#000000" style:font-name="ArialMT" fo:font-size="12pt" fo:font-weight="normal" style:font-size-asian="12pt" style:font-weight-asian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ICHIARAZIONE SOSTITUTIVA DELL'ATTO DI NOTORIETÀ</text:p>
      <text:p text:style-name="P8">(art. 21 D.P.R. 445 del 28 Dicembre 2000)</text:p>
      <text:p text:style-name="P2"/>
      <text:p text:style-name="P17">{%= @illa.capitalize %} sottoscritt{%= @oa %} <text:span text:style-name="T3">{%= @persona.nome %} {%= @persona.cognome %}</text:span></text:p>
      <text:p text:style-name="P17">nat{%= @oa%} a <text:span text:style-name="T3">{%= @persona.comune_nascita %}</text:span> il <text:span text:style-name="T3">{%= @persona.data_nascita %}</text:span></text:p>
      <text:p text:style-name="P17">C.F. <text:span text:style-name="T3">{%= @persona.codice_fiscale %}</text:span> residente a <text:span text:style-name="T3">{%= @persona.indirizzo_residenza.comune %}</text:span></text:p>
      <text:p text:style-name="P17">in <text:span text:style-name="T3">{%= @persona.indirizzo_residenza.to_s %}</text:span></text:p>
      <text:p text:style-name="P14"/>
      <text:p text:style-name="P19">Il/La sottoscritto/a _______________________________________________________________________</text:p>
      <text:p text:style-name="P1">nato a ___________________________________________ ( _____ ) il ____________________________</text:p>
      <text:p text:style-name="P1">C.F. _______________________________ residente a __________________________________ ( _____ )</text:p>
      <text:p text:style-name="P1">in via/piazza _______________________________________________ n. ________ c.a.p. _____________</text:p>
      <text:p text:style-name="P14"/>
      <text:p text:style-name="P1">Il/La sottoscritto/a _______________________________________________________________________</text:p>
      <text:p text:style-name="P1">nato a ___________________________________________ ( _____ ) il ____________________________</text:p>
      <text:p text:style-name="P1">C.F. _______________________________ residente a __________________________________ ( _____ )</text:p>
      <text:p text:style-name="P1">in via/piazza _______________________________________________ n. ________ c.a.p. _____________</text:p>
      <text:p text:style-name="P11"/>
      <text:p text:style-name="P4">I quali, previo avvertimento che, ai sensi degli artt. 75 e 76 del DPR 445/2000, in caso di mendaci dichiarazioni incorreranno nelle pene stabilite dal Codice Penale e dalle Leggi speciali in materia</text:p>
      <text:p text:style-name="P13"/>
      <text:p text:style-name="P8">DICHIARA/ DICHIARANO CONTESTUALMENTE</text:p>
      <text:p text:style-name="P6">In qualità di eredi del sig./sig.ra__________________________________, nato/a a___________________</text:p>
      <text:p text:style-name="P6">Il___________ e deceduto/a ________________________________ il ____________________________ </text:p>
      <text:p text:style-name="P5">C.F._________________________________ , in vita residente a__________________________________</text:p>
      <text:p text:style-name="P6">in via ________________________________n._______</text:p>
      <text:p text:style-name="P9">di aver accettato l’eredità e altresì di aver verbalmente venduto</text:p>
      <text:p text:style-name="P6">il veicolo targato______________________tipo_______________KW_______________, telaio__________</text:p>
      <text:p text:style-name="P6">per il prezzo di Euro _____________al/alla sottoscritto/a acquirente________________________________</text:p>
      <text:p text:style-name="P12"><text:tab/>(persona fisica o giuridica)</text:p>
      <text:p text:style-name="P5">nato/a a_______________________il______________C.F.__________________________residente a /sede legale_____________________(____) in via _______________________________n._______ </text:p>
      <text:p text:style-name="P3"/>
      <text:p text:style-name="P17">Addì {%= @data %}</text:p>
      <text:p text:style-name="P3"/>
      <text:p text:style-name="P10"><text:tab/>FIRMA DEL DICHIARANTE<text:tab/>FIRMA DEL DICHIARANTE</text:p>
      <text:p text:style-name="P15"><text:span text:style-name="T2"><text:tab/></text:span><text:span text:style-name="T1">________________________<text:tab/>________________________</text:span></text:p>
      <text:p text:style-name="P10"><text:tab/>FIRMA DEL DICHIARANTE<text:tab/>FIRMA DELL’ACQUIRENTE</text:p>
      <text:p text:style-name="P16"><text:span text:style-name="T2"><text:tab/></text:span><text:span text:style-name="T1">________________________<text:tab/>________________________</text:span></text:p>
      <text:p text:style-name="P4">***************************************************************************************************************************</text:p>
      <text:p text:style-name="P8">AUTENTICA</text:p>
      <text:p text:style-name="P4"/>
      <text:p text:style-name="P7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7">previo accertamento della sua identità a mezzo di _____________________________________________</text:p>
      <text:p text:style-name="P4"/>
      <text:p text:style-name="P4">Addì _______________________<text:tab/><text:tab/><text:tab/>IL DIPENDENTE INCARICATO DAL SINDACO</text:p>
      <text:p text:style-name="P18"/>
      <text:p text:style-name="P18"/>
      <text:p text:style-name="P18"><text:soft-page-break/></text:p>
      <text:p text:style-name="P18">_________________________________________________</text:p>
      <text:p text:style-name="P18">La firma deve essere autenticata presso qualsiasi pubblico ufficiale (dipendente comunale incaricato dal Sindaco, Notaio, Segretario Comunale e occorre apporre la marca da bollo autentic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44in" fo:margin-bottom="0.7874in" fo:margin-left="0.7874in" fo:margin-right="0.7874in" style:writing-mode="lr-tb" style:layout-grid-color="#c0c0c0" style:layout-grid-lines="2611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'ATTO DI NOTORIET?</dc:title>
    <meta:generator>LibreOffice/6.0.7.3$Linux_X86_64 LibreOffice_project/00m0$Build-3</meta:generator>
    <meta:editing-duration>PT8M16S</meta:editing-duration>
    <meta:editing-cycles>4</meta:editing-cycles>
    <meta:creation-date>2015-09-29T13:55:36.503973000</meta:creation-date>
    <dc:date>2020-11-20T09:05:44.744393569</dc:date>
    <meta:document-statistic meta:table-count="0" meta:image-count="0" meta:object-count="0" meta:page-count="2" meta:paragraph-count="37" meta:word-count="286" meta:character-count="3114" meta:non-whitespace-character-count="2847"/>
  </office:meta>
</office:document-meta>
</file>